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tectionHandler.startElement( String ns , String lnam , String qnam , Attributes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alidator.getValidationHandler( Source source , String gramm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alidator.Abstract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alidato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Validator.getValidationHandler( String uri , String grammar , ErrorHandler error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Validator.getValidationHandler( Source source , ErrorHandler error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alidator.getValidationHandler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tectionException.DetectionException( String gramm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Validator.getSchema( SchemaParser parser , Source source , String gramm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Validator.getValidationHandler( String uri , ErrorHandler error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alidator.getValidationHandler( Source source , String grammar , ErrorHandler errorHandl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AbstractValidator.getValidationHandler( String uri , String gramm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alidator.detectGrammar( Source sourc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AbstractValidato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alidator.getValidationHandler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